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fo:language="en" fo:country="US" officeooo:rsid="001d33c9" officeooo:paragraph-rsid="001d33c9" style:language-asian="zxx" style:country-asian="none" style:language-complex="zxx" style:country-complex="none"/>
    </style:style>
    <style:style style:name="P2" style:family="paragraph" style:parent-style-name="Standard">
      <style:text-properties style:font-name="Ubuntu" fo:language="en" fo:country="US" officeooo:rsid="001f23b6" officeooo:paragraph-rsid="001f23b6" style:language-asian="zxx" style:country-asian="none" style:language-complex="zxx" style:country-complex="none"/>
    </style:style>
    <style:style style:name="P3" style:family="paragraph" style:parent-style-name="Standard">
      <style:text-properties style:font-name="Ubuntu" fo:language="en" fo:country="US" officeooo:rsid="001f23b6" officeooo:paragraph-rsid="0031bab6"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339273" style:language-asian="zxx" style:country-asian="none" style:language-complex="zxx" style:country-complex="none"/>
    </style:style>
    <style:style style:name="T1" style:family="text">
      <style:text-properties officeooo:rsid="001ff45d"/>
    </style:style>
    <style:style style:name="T2" style:family="text">
      <style:text-properties officeooo:rsid="0022f336"/>
    </style:style>
    <style:style style:name="T3" style:family="text">
      <style:text-properties officeooo:rsid="002b12eb"/>
    </style:style>
    <style:style style:name="T4" style:family="text">
      <style:text-properties officeooo:rsid="0034ed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sign of the Messaging System</text:p>
      <text:p text:style-name="P2">Requirement <text:span text:style-name="T1">A</text:span>nalysis:</text:p>
      <text:p text:style-name="P2"><text:s text:c="2"/><text:span text:style-name="T2">The Messaging System, referred as the MS hereafter, is a set of functionalities of sending, receiving, and processing HTTP messages. </text:span></text:p>
      <text:p text:style-name="P3"><text:s text:c="2"/><text:span text:style-name="T3">The Transport Application initializes the work-flow by sending a message called a Job Trip Instruction to the web service server provided by Growth Venture. </text:span></text:p>
      <text:p text:style-name="P4"><text:span text:style-name="T3"><text:s text:c="2"/>And Growth Venture will forwards this instruction to the corresponding driver. </text:span></text:p>
      <text:p text:style-name="P4"><text:span text:style-name="T3"><text:s text:c="2"/>The driver, on receiving the instruction, starts to work on the Job Trip, and report related information to Growth Venture by sending messages via a mobile terminal device, called the MDT hereafter. Such messages are called the Trip Update messages.</text:span></text:p>
      <text:p text:style-name="P2"><text:s text:c="2"/><text:span text:style-name="T4">On receiving the Trip Update messages, Growth Venture forwards them back to the Transport Application. And the user(usually the planner) of the Transport Application is to verify the Trip Update messages, and proceed with Confirming trip updates or Declining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M33S</meta:editing-duration>
    <meta:editing-cycles>43</meta:editing-cycles>
    <meta:generator>LibreOffice/4.3.3.2$Linux_x86 LibreOffice_project/430m0$Build-2</meta:generator>
    <dc:date>2015-04-21T11:21:43.821857596</dc:date>
    <meta:document-statistic meta:table-count="0" meta:image-count="0" meta:object-count="0" meta:page-count="1" meta:paragraph-count="7" meta:word-count="143" meta:character-count="947" meta:non-whitespace-character-count="798"/>
    <meta:user-defined meta:name="Info 1"/>
    <meta:user-defined meta:name="Info 2"/>
    <meta:user-defined meta:name="Info 3"/>
    <meta:user-defined meta:name="Info 4"/>
  </office:meta>
</office:document-meta>
</file>